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cm" fo:min-width="4.28cm"/>
    </style:style>
    <style:style style:name="gr2" style:family="graphic" style:parent-style-name="standard">
      <style:graphic-properties draw:textarea-horizontal-align="justify" draw:textarea-vertical-align="middle" draw:auto-grow-height="false" fo:min-height="1.2cm" fo:min-width="2.95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6.4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6.4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6.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88cm" fo:min-width="4.37cm"/>
    </style:style>
    <style:style style:name="gr8" style:family="graphic" style:parent-style-name="standard">
      <style:graphic-properties draw:textarea-horizontal-align="justify" draw:textarea-vertical-align="middle" draw:auto-grow-height="false" fo:min-height="5.862cm" fo:min-width="5.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1" draw:id="id1" draw:layer="layout" svg:width="5.3cm" svg:height="1.5cm" svg:x="1.8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6.9cm" svg:height="2.9cm" svg:x="1cm" svg:y="3.8cm">
          <text:p text:style-name="P1">There is</text:p>
          <text:p text:style-name="P1">this</text:p>
          <text:p text:style-name="P1">comman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3" draw:id="id3" draw:layer="layout" svg:width="6.9cm" svg:height="2.1cm" svg:x="1cm" svg:y="8cm">
          <text:p text:style-name="P1">Check command typ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6.9cm" svg:height="2.2cm" svg:x="1cm" svg:y="11.5cm">
          <text:p text:style-name="P1">Set or Get</text:p>
          <text:p text:style-name="P1">value of vari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6.9cm" svg:height="2cm" svg:x="1cm" svg:y="15cm">
          <text:p text:style-name="P1">Write resul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draw:type="line" svg:x1="4.45cm" svg:y1="3cm" svg:x2="4.45cm" svg:y2="3.8cm" draw:start-shape="id1" draw:start-glue-point="6" draw:end-shape="id2" draw:end-glue-point="4" svg:d="M4450 3000v800" svg:viewBox="0 0 1 801">
          <text:p/>
        </draw:connector>
        <draw:connector draw:style-name="gr6" draw:text-style-name="P2" draw:layer="layout" draw:type="line" svg:x1="4.45cm" svg:y1="6.7cm" svg:x2="4.45cm" svg:y2="8cm" draw:start-shape="id2" draw:start-glue-point="6" draw:end-shape="id3" draw:end-glue-point="4" svg:d="M4450 6700v1300" svg:viewBox="0 0 1 1301">
          <text:p/>
        </draw:connector>
        <draw:connector draw:style-name="gr6" draw:text-style-name="P2" draw:layer="layout" draw:type="line" svg:x1="4.45cm" svg:y1="10.1cm" svg:x2="4.45cm" svg:y2="11.5cm" draw:start-shape="id3" draw:start-glue-point="6" draw:end-shape="id4" draw:end-glue-point="4" svg:d="M4450 10100v1400" svg:viewBox="0 0 1 1401">
          <text:p/>
        </draw:connector>
        <draw:connector draw:style-name="gr6" draw:text-style-name="P2" draw:layer="layout" draw:type="line" svg:x1="4.45cm" svg:y1="13.7cm" svg:x2="4.45cm" svg:y2="15cm" draw:start-shape="id4" draw:start-glue-point="6" draw:end-shape="id5" draw:end-glue-point="4" svg:d="M4450 13700v1300" svg:viewBox="0 0 1 1301">
          <text:p/>
        </draw:connector>
        <draw:custom-shape draw:style-name="gr7" draw:text-style-name="P1" xml:id="id6" draw:id="id6" draw:layer="layout" svg:width="5.4cm" svg:height="1.6cm" svg:x="1.737cm" svg:y="18.2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2" draw:layer="layout" draw:type="line" svg:x1="4.45cm" svg:y1="17cm" svg:x2="4.437cm" svg:y2="18.2cm" draw:start-shape="id5" draw:start-glue-point="6" draw:end-shape="id6" draw:end-glue-point="4" svg:d="M4450 17000l-13 1200" svg:viewBox="0 0 14 1201">
          <text:p/>
        </draw:connector>
        <draw:custom-shape draw:style-name="gr8" draw:text-style-name="P3" draw:layer="layout" svg:width="7cm" svg:height="7.6cm" svg:x="13cm" svg:y="1cm">
          <text:p text:style-name="P3">Data types:</text:p>
          <text:list text:style-name="L1">
            <text:list-item>
              <text:p text:style-name="P3">bool</text:p>
            </text:list-item>
            <text:list-item>
              <text:p text:style-name="P3">int8-16-32</text:p>
            </text:list-item>
            <text:list-item>
              <text:p text:style-name="P3">uint8-16-32</text:p>
            </text:list-item>
            <text:list-item>
              <text:p text:style-name="P3">Float</text:p>
            </text:list-item>
            <text:list-item>
              <text:p text:style-name="P3">bits</text:p>
            </text:list-item>
            <text:list-item>
              <text:p text:style-name="P3">enum</text:p>
            </text:list-item>
            <text:list-item>
              <text:p text:style-name="P3">string</text:p>
            </text:list-item>
          </text:list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zi Gábor</meta:initial-creator>
    <meta:creation-date>2016-09-28T18:41:48.476000000</meta:creation-date>
    <dc:date>2016-12-21T23:57:27.957000000</dc:date>
    <dc:creator>Vizi Gábor</dc:creator>
    <meta:editing-duration>PT17M10S</meta:editing-duration>
    <meta:editing-cycles>5</meta:editing-cycles>
    <meta:generator>LibreOffice/5.1.5.2$Windows_x86 LibreOffice_project/7a864d8825610a8c07cfc3bc01dd4fce6a9447e5</meta:generator>
    <meta:document-statistic meta:object-count="12"/>
  </office:meta>
</office:document-meta>
</file>